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3CNamespaceContext.getPrefix( Element e ,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3CNamespaceContext.getPrefixes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3CNamespaceContext.setElement( Elemen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NamespaceContext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NamespaceContext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3CNamespaceContext.getNamespaceURI( Element 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3CNamespaceContext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